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2.57mm" svg:height="124.72mm" svg:x="107.99mm" svg:y="17.85mm">
            <draw:object draw:notify-on-update-of-ranges="Arkusz1.A2:Arkusz1.A129 Arkusz1.B1:Arkusz1.B1 Arkusz1.B2:Arkusz1.B1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S/RO</text:p>
          </table:table-cell>
          <table:table-cell office:value-type="string" calcext:value-type="string">
            <text:p>PPM</text:p>
          </table:table-cell>
        </table:table-row>
        <table:table-row table:style-name="ro1">
          <table:table-cell office:value-type="float" office:value="1.53992652605949" calcext:value-type="float">
            <text:p>1,53992652605949</text:p>
          </table:table-cell>
          <table:table-cell office:value-type="float" office:value="52.4506623140631" calcext:value-type="float">
            <text:p>52,4506623140631</text:p>
          </table:table-cell>
        </table:table-row>
        <table:table-row table:style-name="ro1">
          <table:table-cell office:value-type="float" office:value="1.49145828549089" calcext:value-type="float">
            <text:p>1,49145828549089</text:p>
          </table:table-cell>
          <table:table-cell office:value-type="float" office:value="54.7626808631737" calcext:value-type="float">
            <text:p>54,7626808631737</text:p>
          </table:table-cell>
        </table:table-row>
        <table:table-row table:style-name="ro1">
          <table:table-cell office:value-type="float" office:value="1.44451555299301" calcext:value-type="float">
            <text:p>1,44451555299301</text:p>
          </table:table-cell>
          <table:table-cell office:value-type="float" office:value="57.1766128969878" calcext:value-type="float">
            <text:p>57,1766128969878</text:p>
          </table:table-cell>
        </table:table-row>
        <table:table-row table:style-name="ro1">
          <table:table-cell office:value-type="float" office:value="1.39905031413729" calcext:value-type="float">
            <text:p>1,39905031413729</text:p>
          </table:table-cell>
          <table:table-cell office:value-type="float" office:value="59.6969507489983" calcext:value-type="float">
            <text:p>59,6969507489983</text:p>
          </table:table-cell>
        </table:table-row>
        <table:table-row table:style-name="ro1">
          <table:table-cell office:value-type="float" office:value="1.37685716485276" calcext:value-type="float">
            <text:p>1,37685716485276</text:p>
          </table:table-cell>
          <table:table-cell office:value-type="float" office:value="61.6604245175945" calcext:value-type="float">
            <text:p>61,6604245175945</text:p>
          </table:table-cell>
        </table:table-row>
        <table:table-row table:style-name="ro1">
          <table:table-cell office:value-type="float" office:value="1.33352143216332" calcext:value-type="float">
            <text:p>1,33352143216332</text:p>
          </table:table-cell>
          <table:table-cell office:value-type="float" office:value="65.0770315113815" calcext:value-type="float">
            <text:p>65,0770315113815</text:p>
          </table:table-cell>
        </table:table-row>
        <table:table-row table:style-name="ro1">
          <table:table-cell office:value-type="float" office:value="1.31236776819636" calcext:value-type="float">
            <text:p>1,31236776819636</text:p>
          </table:table-cell>
          <table:table-cell office:value-type="float" office:value="67.2174598365728" calcext:value-type="float">
            <text:p>67,2174598365728</text:p>
          </table:table-cell>
        </table:table-row>
        <table:table-row table:style-name="ro1">
          <table:table-cell office:value-type="float" office:value="1.27106179961474" calcext:value-type="float">
            <text:p>1,27106179961474</text:p>
          </table:table-cell>
          <table:table-cell office:value-type="float" office:value="70.1803969494676" calcext:value-type="float">
            <text:p>70,1803969494676</text:p>
          </table:table-cell>
        </table:table-row>
        <table:table-row table:style-name="ro1">
          <table:table-cell office:value-type="float" office:value="1.23105591099685" calcext:value-type="float">
            <text:p>1,23105591099685</text:p>
          </table:table-cell>
          <table:table-cell office:value-type="float" office:value="73.2739399548838" calcext:value-type="float">
            <text:p>73,2739399548838</text:p>
          </table:table-cell>
        </table:table-row>
        <table:table-row table:style-name="ro1">
          <table:table-cell office:value-type="float" office:value="1.21152765862859" calcext:value-type="float">
            <text:p>1,21152765862859</text:p>
          </table:table-cell>
          <table:table-cell office:value-type="float" office:value="75.6839702364643" calcext:value-type="float">
            <text:p>75,6839702364643</text:p>
          </table:table-cell>
        </table:table-row>
        <table:table-row table:style-name="ro1">
          <table:table-cell office:value-type="float" office:value="1.17339557049307" calcext:value-type="float">
            <text:p>1,17339557049307</text:p>
          </table:table-cell>
          <table:table-cell office:value-type="float" office:value="78.171803236658" calcext:value-type="float">
            <text:p>78,171803236658</text:p>
          </table:table-cell>
        </table:table-row>
        <table:table-row table:style-name="ro1">
          <table:table-cell office:value-type="float" office:value="1.15478198468946" calcext:value-type="float">
            <text:p>1,15478198468946</text:p>
          </table:table-cell>
          <table:table-cell office:value-type="float" office:value="80.7429276102361" calcext:value-type="float">
            <text:p>80,7429276102361</text:p>
          </table:table-cell>
        </table:table-row>
        <table:table-row table:style-name="ro1">
          <table:table-cell office:value-type="float" office:value="1.11843593175053" calcext:value-type="float">
            <text:p>1,11843593175053</text:p>
          </table:table-cell>
          <table:table-cell office:value-type="float" office:value="84.3020656288671" calcext:value-type="float">
            <text:p>84,3020656288671</text:p>
          </table:table-cell>
        </table:table-row>
        <table:table-row table:style-name="ro1">
          <table:table-cell office:value-type="float" office:value="1.10069417125221" calcext:value-type="float">
            <text:p>1,10069417125221</text:p>
          </table:table-cell>
          <table:table-cell office:value-type="float" office:value="87.0748185488064" calcext:value-type="float">
            <text:p>87,0748185488064</text:p>
          </table:table-cell>
        </table:table-row>
        <table:table-row table:style-name="ro1">
          <table:table-cell office:value-type="float" office:value="1.08323384848013" calcext:value-type="float">
            <text:p>1,08323384848013</text:p>
          </table:table-cell>
          <table:table-cell office:value-type="float" office:value="89.9387692193308" calcext:value-type="float">
            <text:p>89,9387692193308</text:p>
          </table:table-cell>
        </table:table-row>
        <table:table-row table:style-name="ro1">
          <table:table-cell office:value-type="float" office:value="1.04913972913631" calcext:value-type="float">
            <text:p>1,04913972913631</text:p>
          </table:table-cell>
          <table:table-cell office:value-type="float" office:value="92.8951764659587" calcext:value-type="float">
            <text:p>92,8951764659587</text:p>
          </table:table-cell>
        </table:table-row>
        <table:table-row table:style-name="ro1">
          <table:table-cell office:value-type="float" office:value="1.01611870123573" calcext:value-type="float">
            <text:p>1,01611870123573</text:p>
          </table:table-cell>
          <table:table-cell office:value-type="float" office:value="98.0425025196758" calcext:value-type="float">
            <text:p>98,0425025196758</text:p>
          </table:table-cell>
        </table:table-row>
        <table:table-row table:style-name="ro1">
          <table:table-cell office:value-type="float" office:value="0.984136989885013" calcext:value-type="float">
            <text:p>0,984136989885013</text:p>
          </table:table-cell>
          <table:table-cell office:value-type="float" office:value="102.364203608395" calcext:value-type="float">
            <text:p>102,364203608395</text:p>
          </table:table-cell>
        </table:table-row>
        <table:table-row table:style-name="ro1">
          <table:table-cell office:value-type="float" office:value="0.953161883234787" calcext:value-type="float">
            <text:p>0,953161883234787</text:p>
          </table:table-cell>
          <table:table-cell office:value-type="float" office:value="106.876404733529" calcext:value-type="float">
            <text:p>106,876404733529</text:p>
          </table:table-cell>
        </table:table-row>
        <table:table-row table:style-name="ro1">
          <table:table-cell office:value-type="float" office:value="0.938041866639814" calcext:value-type="float">
            <text:p>0,938041866639814</text:p>
          </table:table-cell>
          <table:table-cell office:value-type="float" office:value="110.391643192834" calcext:value-type="float">
            <text:p>110,391643192834</text:p>
          </table:table-cell>
        </table:table-row>
        <table:table-row table:style-name="ro1">
          <table:table-cell office:value-type="float" office:value="0.923161699021026" calcext:value-type="float">
            <text:p>0,923161699021026</text:p>
          </table:table-cell>
          <table:table-cell office:value-type="float" office:value="114.022500262783" calcext:value-type="float">
            <text:p>114,022500262783</text:p>
          </table:table-cell>
        </table:table-row>
        <table:table-row table:style-name="ro1">
          <table:table-cell office:value-type="float" office:value="0.894105752159481" calcext:value-type="float">
            <text:p>0,894105752159481</text:p>
          </table:table-cell>
          <table:table-cell office:value-type="float" office:value="117.770571856174" calcext:value-type="float">
            <text:p>117,770571856174</text:p>
          </table:table-cell>
        </table:table-row>
        <table:table-row table:style-name="ro1">
          <table:table-cell office:value-type="float" office:value="0.879922543569106" calcext:value-type="float">
            <text:p>0,879922543569106</text:p>
          </table:table-cell>
          <table:table-cell office:value-type="float" office:value="122.964187882684" calcext:value-type="float">
            <text:p>122,964187882684</text:p>
          </table:table-cell>
        </table:table-row>
        <table:table-row table:style-name="ro1">
          <table:table-cell office:value-type="float" office:value="0.852227522539387" calcext:value-type="float">
            <text:p>0,852227522539387</text:p>
          </table:table-cell>
          <table:table-cell office:value-type="float" office:value="127.006184668804" calcext:value-type="float">
            <text:p>127,006184668804</text:p>
          </table:table-cell>
        </table:table-row>
        <table:table-row table:style-name="ro1">
          <table:table-cell office:value-type="float" office:value="0.838708628729074" calcext:value-type="float">
            <text:p>0,838708628729074</text:p>
          </table:table-cell>
          <table:table-cell office:value-type="float" office:value="132.607086029522" calcext:value-type="float">
            <text:p>132,607086029522</text:p>
          </table:table-cell>
        </table:table-row>
        <table:table-row table:style-name="ro1">
          <table:table-cell office:value-type="float" office:value="0.812310790328159" calcext:value-type="float">
            <text:p>0,812310790328159</text:p>
          </table:table-cell>
          <table:table-cell office:value-type="float" office:value="136.966057733214" calcext:value-type="float">
            <text:p>136,966057733214</text:p>
          </table:table-cell>
        </table:table-row>
        <table:table-row table:style-name="ro1">
          <table:table-cell office:value-type="float" office:value="0.78674380765994" calcext:value-type="float">
            <text:p>0,78674380765994</text:p>
          </table:table-cell>
          <table:table-cell office:value-type="float" office:value="143.003504203987" calcext:value-type="float">
            <text:p>143,003504203987</text:p>
          </table:table-cell>
        </table:table-row>
        <table:table-row table:style-name="ro1">
          <table:table-cell office:value-type="float" office:value="0.761981530051089" calcext:value-type="float">
            <text:p>0,761981530051089</text:p>
          </table:table-cell>
          <table:table-cell office:value-type="float" office:value="147.704220033117" calcext:value-type="float">
            <text:p>147,704220033117</text:p>
          </table:table-cell>
        </table:table-row>
        <table:table-row table:style-name="ro1">
          <table:table-cell office:value-type="float" office:value="0.749894209332455" calcext:value-type="float">
            <text:p>0,749894209332455</text:p>
          </table:table-cell>
          <table:table-cell office:value-type="float" office:value="152.562313418245" calcext:value-type="float">
            <text:p>152,562313418245</text:p>
          </table:table-cell>
        </table:table-row>
        <table:table-row table:style-name="ro1">
          <table:table-cell office:value-type="float" office:value="0.726291750173621" calcext:value-type="float">
            <text:p>0,726291750173621</text:p>
          </table:table-cell>
          <table:table-cell office:value-type="float" office:value="157.57724004963" calcext:value-type="float">
            <text:p>157,57724004963</text:p>
          </table:table-cell>
        </table:table-row>
        <table:table-row table:style-name="ro1">
          <table:table-cell office:value-type="float" office:value="0.703432163904605" calcext:value-type="float">
            <text:p>0,703432163904605</text:p>
          </table:table-cell>
          <table:table-cell office:value-type="float" office:value="164.523224825397" calcext:value-type="float">
            <text:p>164,523224825397</text:p>
          </table:table-cell>
        </table:table-row>
        <table:table-row table:style-name="ro1">
          <table:table-cell office:value-type="float" office:value="0.681292069057961" calcext:value-type="float">
            <text:p>0,681292069057961</text:p>
          </table:table-cell>
          <table:table-cell office:value-type="float" office:value="171.775387729998" calcext:value-type="float">
            <text:p>171,775387729998</text:p>
          </table:table-cell>
        </table:table-row>
        <table:table-row table:style-name="ro1">
          <table:table-cell office:value-type="float" office:value="0.659848820083559" calcext:value-type="float">
            <text:p>0,659848820083559</text:p>
          </table:table-cell>
          <table:table-cell office:value-type="float" office:value="177.421873728032" calcext:value-type="float">
            <text:p>177,421873728032</text:p>
          </table:table-cell>
        </table:table-row>
        <table:table-row table:style-name="ro1">
          <table:table-cell office:value-type="float" office:value="0.649381631576211" calcext:value-type="float">
            <text:p>0,649381631576211</text:p>
          </table:table-cell>
          <table:table-cell office:value-type="float" office:value="183.257401182439" calcext:value-type="float">
            <text:p>183,257401182439</text:p>
          </table:table-cell>
        </table:table-row>
        <table:table-row table:style-name="ro1">
          <table:table-cell office:value-type="float" office:value="0.639080484186031" calcext:value-type="float">
            <text:p>0,639080484186031</text:p>
          </table:table-cell>
          <table:table-cell office:value-type="float" office:value="189.28486314839" calcext:value-type="float">
            <text:p>189,28486314839</text:p>
          </table:table-cell>
        </table:table-row>
        <table:table-row table:style-name="ro1">
          <table:table-cell office:value-type="float" office:value="0.61896581889126" calcext:value-type="float">
            <text:p>0,61896581889126</text:p>
          </table:table-cell>
          <table:table-cell office:value-type="float" office:value="197.628515932877" calcext:value-type="float">
            <text:p>197,628515932877</text:p>
          </table:table-cell>
        </table:table-row>
        <table:table-row table:style-name="ro1">
          <table:table-cell office:value-type="float" office:value="0.599484250318941" calcext:value-type="float">
            <text:p>0,599484250318941</text:p>
          </table:table-cell>
          <table:table-cell office:value-type="float" office:value="206.339955874933" calcext:value-type="float">
            <text:p>206,339955874933</text:p>
          </table:table-cell>
        </table:table-row>
        <table:table-row table:style-name="ro1">
          <table:table-cell office:value-type="float" office:value="0.589974625592356" calcext:value-type="float">
            <text:p>0,589974625592356</text:p>
          </table:table-cell>
          <table:table-cell office:value-type="float" office:value="213.126618940475" calcext:value-type="float">
            <text:p>213,126618940475</text:p>
          </table:table-cell>
        </table:table-row>
        <table:table-row table:style-name="ro1">
          <table:table-cell office:value-type="float" office:value="0.571405537003596" calcext:value-type="float">
            <text:p>0,571405537003596</text:p>
          </table:table-cell>
          <table:table-cell office:value-type="float" office:value="220.132375036029" calcext:value-type="float">
            <text:p>220,132375036029</text:p>
          </table:table-cell>
        </table:table-row>
        <table:table-row table:style-name="ro1">
          <table:table-cell office:value-type="float" office:value="0.562341325190349" calcext:value-type="float">
            <text:p>0,562341325190349</text:p>
          </table:table-cell>
          <table:table-cell office:value-type="float" office:value="227.372680253951" calcext:value-type="float">
            <text:p>227,372680253951</text:p>
          </table:table-cell>
        </table:table-row>
        <table:table-row table:style-name="ro1">
          <table:table-cell office:value-type="float" office:value="0.544641977741133" calcext:value-type="float">
            <text:p>0,544641977741133</text:p>
          </table:table-cell>
          <table:table-cell office:value-type="float" office:value="234.846723377097" calcext:value-type="float">
            <text:p>234,846723377097</text:p>
          </table:table-cell>
        </table:table-row>
        <table:table-row table:style-name="ro1">
          <table:table-cell office:value-type="float" office:value="0.536002316539179" calcext:value-type="float">
            <text:p>0,536002316539179</text:p>
          </table:table-cell>
          <table:table-cell office:value-type="float" office:value="242.570993632215" calcext:value-type="float">
            <text:p>242,570993632215</text:p>
          </table:table-cell>
        </table:table-row>
        <table:table-row table:style-name="ro1">
          <table:table-cell office:value-type="float" office:value="0.527499706370261" calcext:value-type="float">
            <text:p>0,527499706370261</text:p>
          </table:table-cell>
          <table:table-cell office:value-type="float" office:value="250.549320448634" calcext:value-type="float">
            <text:p>250,549320448634</text:p>
          </table:table-cell>
        </table:table-row>
        <table:table-row table:style-name="ro1">
          <table:table-cell office:value-type="float" office:value="0.510896977450693" calcext:value-type="float">
            <text:p>0,510896977450693</text:p>
          </table:table-cell>
          <table:table-cell office:value-type="float" office:value="258.785210633051" calcext:value-type="float">
            <text:p>258,785210633051</text:p>
          </table:table-cell>
        </table:table-row>
        <table:table-row table:style-name="ro1">
          <table:table-cell office:value-type="float" office:value="0.494816809215514" calcext:value-type="float">
            <text:p>0,494816809215514</text:p>
          </table:table-cell>
          <table:table-cell office:value-type="float" office:value="270.19242992871" calcext:value-type="float">
            <text:p>270,19242992871</text:p>
          </table:table-cell>
        </table:table-row>
        <table:table-row table:style-name="ro1">
          <table:table-cell office:value-type="float" office:value="0.486967525165863" calcext:value-type="float">
            <text:p>0,486967525165863</text:p>
          </table:table-cell>
          <table:table-cell office:value-type="float" office:value="279.079244782436" calcext:value-type="float">
            <text:p>279,079244782436</text:p>
          </table:table-cell>
        </table:table-row>
        <table:table-row table:style-name="ro1">
          <table:table-cell office:value-type="float" office:value="0.479242754388487" calcext:value-type="float">
            <text:p>0,479242754388487</text:p>
          </table:table-cell>
          <table:table-cell office:value-type="float" office:value="288.258353088887" calcext:value-type="float">
            <text:p>288,258353088887</text:p>
          </table:table-cell>
        </table:table-row>
        <table:table-row table:style-name="ro1">
          <table:table-cell office:value-type="float" office:value="0.464158883361278" calcext:value-type="float">
            <text:p>0,464158883361278</text:p>
          </table:table-cell>
          <table:table-cell office:value-type="float" office:value="297.733789448203" calcext:value-type="float">
            <text:p>297,733789448203</text:p>
          </table:table-cell>
        </table:table-row>
        <table:table-row table:style-name="ro1">
          <table:table-cell office:value-type="float" office:value="0.456795926299557" calcext:value-type="float">
            <text:p>0,456795926299557</text:p>
          </table:table-cell>
          <table:table-cell office:value-type="float" office:value="307.526458558964" calcext:value-type="float">
            <text:p>307,526458558964</text:p>
          </table:table-cell>
        </table:table-row>
        <table:table-row table:style-name="ro1">
          <table:table-cell office:value-type="float" office:value="0.449549767900182" calcext:value-type="float">
            <text:p>0,449549767900182</text:p>
          </table:table-cell>
          <table:table-cell office:value-type="float" office:value="317.641215291994" calcext:value-type="float">
            <text:p>317,641215291994</text:p>
          </table:table-cell>
        </table:table-row>
        <table:table-row table:style-name="ro1">
          <table:table-cell office:value-type="float" office:value="0.442418555384791" calcext:value-type="float">
            <text:p>0,442418555384791</text:p>
          </table:table-cell>
          <table:table-cell office:value-type="float" office:value="328.088653330717" calcext:value-type="float">
            <text:p>328,088653330717</text:p>
          </table:table-cell>
        </table:table-row>
        <table:table-row table:style-name="ro1">
          <table:table-cell office:value-type="float" office:value="0.428493703379499" calcext:value-type="float">
            <text:p>0,428493703379499</text:p>
          </table:table-cell>
          <table:table-cell office:value-type="float" office:value="338.873364758976" calcext:value-type="float">
            <text:p>338,873364758976</text:p>
          </table:table-cell>
        </table:table-row>
        <table:table-row table:style-name="ro1">
          <table:table-cell office:value-type="float" office:value="0.41500712752924" calcext:value-type="float">
            <text:p>0,41500712752924</text:p>
          </table:table-cell>
          <table:table-cell office:value-type="float" office:value="350.012584029583" calcext:value-type="float">
            <text:p>350,012584029583</text:p>
          </table:table-cell>
        </table:table-row>
        <table:table-row table:style-name="ro1">
          <table:table-cell office:value-type="float" office:value="0.408423865267452" calcext:value-type="float">
            <text:p>0,408423865267452</text:p>
          </table:table-cell>
          <table:table-cell office:value-type="float" office:value="365.447942262508" calcext:value-type="float">
            <text:p>365,447942262508</text:p>
          </table:table-cell>
        </table:table-row>
        <table:table-row table:style-name="ro1">
          <table:table-cell office:value-type="float" office:value="0.39556897523163" calcext:value-type="float">
            <text:p>0,39556897523163</text:p>
          </table:table-cell>
          <table:table-cell office:value-type="float" office:value="381.55684125383" calcext:value-type="float">
            <text:p>381,55684125383</text:p>
          </table:table-cell>
        </table:table-row>
        <table:table-row table:style-name="ro1">
          <table:table-cell office:value-type="float" office:value="0.383118684955728" calcext:value-type="float">
            <text:p>0,383118684955728</text:p>
          </table:table-cell>
          <table:table-cell office:value-type="float" office:value="398.375818471633" calcext:value-type="float">
            <text:p>398,375818471633</text:p>
          </table:table-cell>
        </table:table-row>
        <table:table-row table:style-name="ro1">
          <table:table-cell office:value-type="float" office:value="0.371060259911077" calcext:value-type="float">
            <text:p>0,371060259911077</text:p>
          </table:table-cell>
          <table:table-cell office:value-type="float" office:value="415.936174074169" calcext:value-type="float">
            <text:p>415,936174074169</text:p>
          </table:table-cell>
        </table:table-row>
        <table:table-row table:style-name="ro1">
          <table:table-cell office:value-type="float" office:value="0.359381366380463" calcext:value-type="float">
            <text:p>0,359381366380463</text:p>
          </table:table-cell>
          <table:table-cell office:value-type="float" office:value="434.270587926704" calcext:value-type="float">
            <text:p>434,270587926704</text:p>
          </table:table-cell>
        </table:table-row>
        <table:table-row table:style-name="ro1">
          <table:table-cell office:value-type="float" office:value="0.353680496130431" calcext:value-type="float">
            <text:p>0,353680496130431</text:p>
          </table:table-cell>
          <table:table-cell office:value-type="float" office:value="453.421676774712" calcext:value-type="float">
            <text:p>453,421676774712</text:p>
          </table:table-cell>
        </table:table-row>
        <table:table-row table:style-name="ro1">
          <table:table-cell office:value-type="float" office:value="0.342548619978693" calcext:value-type="float">
            <text:p>0,342548619978693</text:p>
          </table:table-cell>
          <table:table-cell office:value-type="float" office:value="473.408446836734" calcext:value-type="float">
            <text:p>473,408446836734</text:p>
          </table:table-cell>
        </table:table-row>
        <table:table-row table:style-name="ro1">
          <table:table-cell office:value-type="float" office:value="0.337114767755096" calcext:value-type="float">
            <text:p>0,337114767755096</text:p>
          </table:table-cell>
          <table:table-cell office:value-type="float" office:value="488.979176254793" calcext:value-type="float">
            <text:p>488,979176254793</text:p>
          </table:table-cell>
        </table:table-row>
        <table:table-row table:style-name="ro1">
          <table:table-cell office:value-type="float" office:value="0.331767112784286" calcext:value-type="float">
            <text:p>0,331767112784286</text:p>
          </table:table-cell>
          <table:table-cell office:value-type="float" office:value="505.062037672672" calcext:value-type="float">
            <text:p>505,062037672672</text:p>
          </table:table-cell>
        </table:table-row>
        <table:table-row table:style-name="ro1">
          <table:table-cell office:value-type="float" office:value="0.326504287718369" calcext:value-type="float">
            <text:p>0,326504287718369</text:p>
          </table:table-cell>
          <table:table-cell office:value-type="float" office:value="521.67387546408" calcext:value-type="float">
            <text:p>521,67387546408</text:p>
          </table:table-cell>
        </table:table-row>
        <table:table-row table:style-name="ro1">
          <table:table-cell office:value-type="float" office:value="0.316227766016838" calcext:value-type="float">
            <text:p>0,316227766016838</text:p>
          </table:table-cell>
          <table:table-cell office:value-type="float" office:value="538.821991223117" calcext:value-type="float">
            <text:p>538,821991223117</text:p>
          </table:table-cell>
        </table:table-row>
        <table:table-row table:style-name="ro1">
          <table:table-cell office:value-type="float" office:value="0.306274691517241" calcext:value-type="float">
            <text:p>0,306274691517241</text:p>
          </table:table-cell>
          <table:table-cell office:value-type="float" office:value="562.573196325489" calcext:value-type="float">
            <text:p>562,573196325489</text:p>
          </table:table-cell>
        </table:table-row>
        <table:table-row table:style-name="ro1">
          <table:table-cell office:value-type="float" office:value="0.301416252987739" calcext:value-type="float">
            <text:p>0,301416252987739</text:p>
          </table:table-cell>
          <table:table-cell office:value-type="float" office:value="581.076615680102" calcext:value-type="float">
            <text:p>581,076615680102</text:p>
          </table:table-cell>
        </table:table-row>
        <table:table-row table:style-name="ro1">
          <table:table-cell office:value-type="float" office:value="0.291929361753727" calcext:value-type="float">
            <text:p>0,291929361753727</text:p>
          </table:table-cell>
          <table:table-cell office:value-type="float" office:value="600.177378703146" calcext:value-type="float">
            <text:p>600,177378703146</text:p>
          </table:table-cell>
        </table:table-row>
        <table:table-row table:style-name="ro1">
          <table:table-cell office:value-type="float" office:value="0.287298483335366" calcext:value-type="float">
            <text:p>0,287298483335366</text:p>
          </table:table-cell>
          <table:table-cell office:value-type="float" office:value="619.917625479624" calcext:value-type="float">
            <text:p>619,917625479624</text:p>
          </table:table-cell>
        </table:table-row>
        <table:table-row table:style-name="ro1">
          <table:table-cell office:value-type="float" office:value="0.282741064588197" calcext:value-type="float">
            <text:p>0,282741064588197</text:p>
          </table:table-cell>
          <table:table-cell office:value-type="float" office:value="640.307142549558" calcext:value-type="float">
            <text:p>640,307142549558</text:p>
          </table:table-cell>
        </table:table-row>
        <table:table-row table:style-name="ro1">
          <table:table-cell office:value-type="float" office:value="0.278255940220712" calcext:value-type="float">
            <text:p>0,278255940220712</text:p>
          </table:table-cell>
          <table:table-cell office:value-type="float" office:value="661.367284859456" calcext:value-type="float">
            <text:p>661,367284859456</text:p>
          </table:table-cell>
        </table:table-row>
        <table:table-row table:style-name="ro1">
          <table:table-cell office:value-type="float" office:value="0.273841963426436" calcext:value-type="float">
            <text:p>0,273841963426436</text:p>
          </table:table-cell>
          <table:table-cell office:value-type="float" office:value="675.786591134644" calcext:value-type="float">
            <text:p>675,786591134644</text:p>
          </table:table-cell>
        </table:table-row>
        <table:table-row table:style-name="ro1">
          <table:table-cell office:value-type="float" office:value="0.269498005590695" calcext:value-type="float">
            <text:p>0,269498005590695</text:p>
          </table:table-cell>
          <table:table-cell office:value-type="float" office:value="690.520270978374" calcext:value-type="float">
            <text:p>690,520270978374</text:p>
          </table:table-cell>
        </table:table-row>
        <table:table-row table:style-name="ro1">
          <table:table-cell office:value-type="float" office:value="0.265222956002041" calcext:value-type="float">
            <text:p>0,265222956002041</text:p>
          </table:table-cell>
          <table:table-cell office:value-type="float" office:value="713.231957617959" calcext:value-type="float">
            <text:p>713,231957617959</text:p>
          </table:table-cell>
        </table:table-row>
        <table:table-row table:style-name="ro1">
          <table:table-cell office:value-type="float" office:value="0.261015721568254" calcext:value-type="float">
            <text:p>0,261015721568254</text:p>
          </table:table-cell>
          <table:table-cell office:value-type="float" office:value="736.690647251799" calcext:value-type="float">
            <text:p>736,690647251799</text:p>
          </table:table-cell>
        </table:table-row>
        <table:table-row table:style-name="ro1">
          <table:table-cell office:value-type="float" office:value="0.256875226536846" calcext:value-type="float">
            <text:p>0,256875226536846</text:p>
          </table:table-cell>
          <table:table-cell office:value-type="float" office:value="760.92090932215" calcext:value-type="float">
            <text:p>760,92090932215</text:p>
          </table:table-cell>
        </table:table-row>
        <table:table-row table:style-name="ro1">
          <table:table-cell office:value-type="float" office:value="0.252800412220002" calcext:value-type="float">
            <text:p>0,252800412220002</text:p>
          </table:table-cell>
          <table:table-cell office:value-type="float" office:value="785.948121377123" calcext:value-type="float">
            <text:p>785,948121377123</text:p>
          </table:table-cell>
        </table:table-row>
        <table:table-row table:style-name="ro1">
          <table:table-cell office:value-type="float" office:value="0.248790236723884" calcext:value-type="float">
            <text:p>0,248790236723884</text:p>
          </table:table-cell>
          <table:table-cell office:value-type="float" office:value="811.798495649838" calcext:value-type="float">
            <text:p>811,798495649838</text:p>
          </table:table-cell>
        </table:table-row>
        <table:table-row table:style-name="ro1">
          <table:table-cell office:value-type="float" office:value="0.244843674682223" calcext:value-type="float">
            <text:p>0,244843674682223</text:p>
          </table:table-cell>
          <table:table-cell office:value-type="float" office:value="829.497543380934" calcext:value-type="float">
            <text:p>829,497543380934</text:p>
          </table:table-cell>
        </table:table-row>
        <table:table-row table:style-name="ro1">
          <table:table-cell office:value-type="float" office:value="0.240959716994148" calcext:value-type="float">
            <text:p>0,240959716994148</text:p>
          </table:table-cell>
          <table:table-cell office:value-type="float" office:value="847.582470480205" calcext:value-type="float">
            <text:p>847,582470480205</text:p>
          </table:table-cell>
        </table:table-row>
        <table:table-row table:style-name="ro1">
          <table:table-cell office:value-type="float" office:value="0.237137370566166" calcext:value-type="float">
            <text:p>0,237137370566166</text:p>
          </table:table-cell>
          <table:table-cell office:value-type="float" office:value="884.960381048995" calcext:value-type="float">
            <text:p>884,960381048995</text:p>
          </table:table-cell>
        </table:table-row>
        <table:table-row table:style-name="ro1">
          <table:table-cell office:value-type="float" office:value="0.229673617633864" calcext:value-type="float">
            <text:p>0,229673617633864</text:p>
          </table:table-cell>
          <table:table-cell office:value-type="float" office:value="914.050208564107" calcext:value-type="float">
            <text:p>914,050208564107</text:p>
          </table:table-cell>
        </table:table-row>
        <table:table-row table:style-name="ro1">
          <table:table-cell office:value-type="float" office:value="0.229673617633864" calcext:value-type="float">
            <text:p>0,229673617633864</text:p>
          </table:table-cell>
          <table:table-cell office:value-type="float" office:value="944.131640021905" calcext:value-type="float">
            <text:p>944,131640021905</text:p>
          </table:table-cell>
        </table:table-row>
        <table:table-row table:style-name="ro1">
          <table:table-cell office:value-type="float" office:value="0.222444781735943" calcext:value-type="float">
            <text:p>0,222444781735943</text:p>
          </table:table-cell>
          <table:table-cell office:value-type="float" office:value="975.166505703962" calcext:value-type="float">
            <text:p>975,166505703962</text:p>
          </table:table-cell>
        </table:table-row>
        <table:table-row table:style-name="ro1">
          <table:table-cell office:value-type="float" office:value="0.21891613791324" calcext:value-type="float">
            <text:p>0,21891613791324</text:p>
          </table:table-cell>
          <table:table-cell office:value-type="float" office:value="1018.17080051817" calcext:value-type="float">
            <text:p>1018,17080051817</text:p>
          </table:table-cell>
        </table:table-row>
        <table:table-row table:style-name="ro1">
          <table:table-cell office:value-type="float" office:value="0.215443469003188" calcext:value-type="float">
            <text:p>0,215443469003188</text:p>
          </table:table-cell>
          <table:table-cell office:value-type="float" office:value="1051.65913842631" calcext:value-type="float">
            <text:p>1051,65913842631</text:p>
          </table:table-cell>
        </table:table-row>
        <table:table-row table:style-name="ro1">
          <table:table-cell office:value-type="float" office:value="0.20866251828387" calcext:value-type="float">
            <text:p>0,20866251828387</text:p>
          </table:table-cell>
          <table:table-cell office:value-type="float" office:value="1074.56755602964" calcext:value-type="float">
            <text:p>1074,56755602964</text:p>
          </table:table-cell>
        </table:table-row>
        <table:table-row table:style-name="ro1">
          <table:table-cell office:value-type="float" office:value="0.205352502645715" calcext:value-type="float">
            <text:p>0,205352502645715</text:p>
          </table:table-cell>
          <table:table-cell office:value-type="float" office:value="1109.9108220152" calcext:value-type="float">
            <text:p>1109,9108220152</text:p>
          </table:table-cell>
        </table:table-row>
        <table:table-row table:style-name="ro1">
          <table:table-cell office:value-type="float" office:value="0.202094993819108" calcext:value-type="float">
            <text:p>0,202094993819108</text:p>
          </table:table-cell>
          <table:table-cell office:value-type="float" office:value="1146.41655232747" calcext:value-type="float">
            <text:p>1146,41655232747</text:p>
          </table:table-cell>
        </table:table-row>
        <table:table-row table:style-name="ro1">
          <table:table-cell office:value-type="float" office:value="0.195734178148766" calcext:value-type="float">
            <text:p>0,195734178148766</text:p>
          </table:table-cell>
          <table:table-cell office:value-type="float" office:value="1184.10079275431" calcext:value-type="float">
            <text:p>1184,10079275431</text:p>
          </table:table-cell>
        </table:table-row>
        <table:table-row table:style-name="ro1">
          <table:table-cell office:value-type="float" office:value="0.192629244900944" calcext:value-type="float">
            <text:p>0,192629244900944</text:p>
          </table:table-cell>
          <table:table-cell office:value-type="float" office:value="1223.04668223068" calcext:value-type="float">
            <text:p>1223,04668223068</text:p>
          </table:table-cell>
        </table:table-row>
        <table:table-row table:style-name="ro1">
          <table:table-cell office:value-type="float" office:value="0.186566357857691" calcext:value-type="float">
            <text:p>0,186566357857691</text:p>
          </table:table-cell>
          <table:table-cell office:value-type="float" office:value="1263.24985718734" calcext:value-type="float">
            <text:p>1263,24985718734</text:p>
          </table:table-cell>
        </table:table-row>
        <table:table-row table:style-name="ro1">
          <table:table-cell office:value-type="float" office:value="0.183606853835878" calcext:value-type="float">
            <text:p>0,183606853835878</text:p>
          </table:table-cell>
          <table:table-cell office:value-type="float" office:value="1304.79901383018" calcext:value-type="float">
            <text:p>1304,79901383018</text:p>
          </table:table-cell>
        </table:table-row>
        <table:table-row table:style-name="ro1">
          <table:table-cell office:value-type="float" office:value="0.180694296456299" calcext:value-type="float">
            <text:p>0,180694296456299</text:p>
          </table:table-cell>
          <table:table-cell office:value-type="float" office:value="1347.71475081175" calcext:value-type="float">
            <text:p>1347,71475081175</text:p>
          </table:table-cell>
        </table:table-row>
        <table:table-row table:style-name="ro1">
          <table:table-cell office:value-type="float" office:value="0.177827941003892" calcext:value-type="float">
            <text:p>0,177827941003892</text:p>
          </table:table-cell>
          <table:table-cell office:value-type="float" office:value="1392.0420158993" calcext:value-type="float">
            <text:p>1392,0420158993</text:p>
          </table:table-cell>
        </table:table-row>
        <table:table-row table:style-name="ro1">
          <table:table-cell office:value-type="float" office:value="0.17500705457702" calcext:value-type="float">
            <text:p>0,17500705457702</text:p>
          </table:table-cell>
          <table:table-cell office:value-type="float" office:value="1437.82723522305" calcext:value-type="float">
            <text:p>1437,82723522305</text:p>
          </table:table-cell>
        </table:table-row>
        <table:table-row table:style-name="ro1">
          <table:table-cell office:value-type="float" office:value="0.169498815139035" calcext:value-type="float">
            <text:p>0,169498815139035</text:p>
          </table:table-cell>
          <table:table-cell office:value-type="float" office:value="1485.09053329249" calcext:value-type="float">
            <text:p>1485,09053329249</text:p>
          </table:table-cell>
        </table:table-row>
        <table:table-row table:style-name="ro1">
          <table:table-cell office:value-type="float" office:value="0.166810053720006" calcext:value-type="float">
            <text:p>0,166810053720006</text:p>
          </table:table-cell>
          <table:table-cell office:value-type="float" office:value="1533.93618235036" calcext:value-type="float">
            <text:p>1533,93618235036</text:p>
          </table:table-cell>
        </table:table-row>
        <table:table-row table:style-name="ro1">
          <table:table-cell office:value-type="float" office:value="0.164163944150564" calcext:value-type="float">
            <text:p>0,164163944150564</text:p>
          </table:table-cell>
          <table:table-cell office:value-type="float" office:value="1584.38839840088" calcext:value-type="float">
            <text:p>1584,38839840088</text:p>
          </table:table-cell>
        </table:table-row>
        <table:table-row table:style-name="ro1">
          <table:table-cell office:value-type="float" office:value="0.161559809843987" calcext:value-type="float">
            <text:p>0,161559809843987</text:p>
          </table:table-cell>
          <table:table-cell office:value-type="float" office:value="1636.5000225374" calcext:value-type="float">
            <text:p>1636,5000225374</text:p>
          </table:table-cell>
        </table:table-row>
        <table:table-row table:style-name="ro1">
          <table:table-cell office:value-type="float" office:value="0.158996984946257" calcext:value-type="float">
            <text:p>0,158996984946257</text:p>
          </table:table-cell>
          <table:table-cell office:value-type="float" office:value="1672.17943333459" calcext:value-type="float">
            <text:p>1672,17943333459</text:p>
          </table:table-cell>
        </table:table-row>
        <table:table-row table:style-name="ro1">
          <table:table-cell office:value-type="float" office:value="0.156474814165802" calcext:value-type="float">
            <text:p>0,156474814165802</text:p>
          </table:table-cell>
          <table:table-cell office:value-type="float" office:value="1727.17856499113" calcext:value-type="float">
            <text:p>1727,17856499113</text:p>
          </table:table-cell>
        </table:table-row>
        <table:table-row table:style-name="ro1">
          <table:table-cell office:value-type="float" office:value="0.153992652605949" calcext:value-type="float">
            <text:p>0,153992652605949</text:p>
          </table:table-cell>
          <table:table-cell office:value-type="float" office:value="1783.98665591525" calcext:value-type="float">
            <text:p>1783,98665591525</text:p>
          </table:table-cell>
        </table:table-row>
        <table:table-row table:style-name="ro1">
          <table:table-cell office:value-type="float" office:value="0.151549865600027" calcext:value-type="float">
            <text:p>0,151549865600027</text:p>
          </table:table-cell>
          <table:table-cell office:value-type="float" office:value="1822.88160970475" calcext:value-type="float">
            <text:p>1822,88160970475</text:p>
          </table:table-cell>
        </table:table-row>
        <table:table-row table:style-name="ro1">
          <table:table-cell office:value-type="float" office:value="0.149145828549089" calcext:value-type="float">
            <text:p>0,149145828549089</text:p>
          </table:table-cell>
          <table:table-cell office:value-type="float" office:value="1882.83743959229" calcext:value-type="float">
            <text:p>1882,83743959229</text:p>
          </table:table-cell>
        </table:table-row>
        <table:table-row table:style-name="ro1">
          <table:table-cell office:value-type="float" office:value="0.144451555299301" calcext:value-type="float">
            <text:p>0,144451555299301</text:p>
          </table:table-cell>
          <table:table-cell office:value-type="float" office:value="1944.72881634727" calcext:value-type="float">
            <text:p>1944,72881634727</text:p>
          </table:table-cell>
        </table:table-row>
        <table:table-row table:style-name="ro1">
          <table:table-cell office:value-type="float" office:value="0.142160118816463" calcext:value-type="float">
            <text:p>0,142160118816463</text:p>
          </table:table-cell>
          <table:table-cell office:value-type="float" office:value="2008.69228466554" calcext:value-type="float">
            <text:p>2008,69228466554</text:p>
          </table:table-cell>
        </table:table-row>
        <table:table-row table:style-name="ro1">
          <table:table-cell office:value-type="float" office:value="0.139905031413729" calcext:value-type="float">
            <text:p>0,139905031413729</text:p>
          </table:table-cell>
          <table:table-cell office:value-type="float" office:value="2052.48633061893" calcext:value-type="float">
            <text:p>2052,48633061893</text:p>
          </table:table-cell>
        </table:table-row>
        <table:table-row table:style-name="ro1">
          <table:table-cell office:value-type="float" office:value="0.137685716485276" calcext:value-type="float">
            <text:p>0,137685716485276</text:p>
          </table:table-cell>
          <table:table-cell office:value-type="float" office:value="2119.99401769522" calcext:value-type="float">
            <text:p>2119,99401769522</text:p>
          </table:table-cell>
        </table:table-row>
        <table:table-row table:style-name="ro1">
          <table:table-cell office:value-type="float" office:value="0.133352143216332" calcext:value-type="float">
            <text:p>0,133352143216332</text:p>
          </table:table-cell>
          <table:table-cell office:value-type="float" office:value="2189.68104733911" calcext:value-type="float">
            <text:p>2189,68104733911</text:p>
          </table:table-cell>
        </table:table-row>
        <table:table-row table:style-name="ro1">
          <table:table-cell office:value-type="float" office:value="0.131236776819636" calcext:value-type="float">
            <text:p>0,131236776819636</text:p>
          </table:table-cell>
          <table:table-cell office:value-type="float" office:value="2286.24475082774" calcext:value-type="float">
            <text:p>2286,24475082774</text:p>
          </table:table-cell>
        </table:table-row>
        <table:table-row table:style-name="ro1">
          <table:table-cell office:value-type="float" office:value="0.129154966501488" calcext:value-type="float">
            <text:p>0,129154966501488</text:p>
          </table:table-cell>
          <table:table-cell office:value-type="float" office:value="2361.44091311944" calcext:value-type="float">
            <text:p>2361,44091311944</text:p>
          </table:table-cell>
        </table:table-row>
        <table:table-row table:style-name="ro1">
          <table:table-cell office:value-type="float" office:value="0.127106179961474" calcext:value-type="float">
            <text:p>0,127106179961474</text:p>
          </table:table-cell>
          <table:table-cell office:value-type="float" office:value="2439.11032890744" calcext:value-type="float">
            <text:p>2439,11032890744</text:p>
          </table:table-cell>
        </table:table-row>
        <table:table-row table:style-name="ro1">
          <table:table-cell office:value-type="float" office:value="0.123105591099685" calcext:value-type="float">
            <text:p>0,123105591099685</text:p>
          </table:table-cell>
          <table:table-cell office:value-type="float" office:value="2519.28713713262" calcext:value-type="float">
            <text:p>2519,28713713262</text:p>
          </table:table-cell>
        </table:table-row>
        <table:table-row table:style-name="ro1">
          <table:table-cell office:value-type="float" office:value="0.121152765862859" calcext:value-type="float">
            <text:p>0,121152765862859</text:p>
          </table:table-cell>
          <table:table-cell office:value-type="float" office:value="2602.14822379214" calcext:value-type="float">
            <text:p>2602,14822379214</text:p>
          </table:table-cell>
        </table:table-row>
        <table:table-row table:style-name="ro1">
          <table:table-cell office:value-type="float" office:value="0.119230918312518" calcext:value-type="float">
            <text:p>0,119230918312518</text:p>
          </table:table-cell>
          <table:table-cell office:value-type="float" office:value="2687.73466858222" calcext:value-type="float">
            <text:p>2687,73466858222</text:p>
          </table:table-cell>
        </table:table-row>
        <table:table-row table:style-name="ro1">
          <table:table-cell office:value-type="float" office:value="0.115478198468946" calcext:value-type="float">
            <text:p>0,115478198468946</text:p>
          </table:table-cell>
          <table:table-cell office:value-type="float" office:value="2776.08409030747" calcext:value-type="float">
            <text:p>2776,08409030747</text:p>
          </table:table-cell>
        </table:table-row>
        <table:table-row table:style-name="ro1">
          <table:table-cell office:value-type="float" office:value="0.113646366638572" calcext:value-type="float">
            <text:p>0,113646366638572</text:p>
          </table:table-cell>
          <table:table-cell office:value-type="float" office:value="2898.50783840619" calcext:value-type="float">
            <text:p>2898,50783840619</text:p>
          </table:table-cell>
        </table:table-row>
        <table:table-row table:style-name="ro1">
          <table:table-cell office:value-type="float" office:value="0.110069417125221" calcext:value-type="float">
            <text:p>0,110069417125221</text:p>
          </table:table-cell>
          <table:table-cell office:value-type="float" office:value="2993.78565521703" calcext:value-type="float">
            <text:p>2993,78565521703</text:p>
          </table:table-cell>
        </table:table-row>
        <table:table-row table:style-name="ro1">
          <table:table-cell office:value-type="float" office:value="0.108323384848013" calcext:value-type="float">
            <text:p>0,108323384848013</text:p>
          </table:table-cell>
          <table:table-cell office:value-type="float" office:value="3059.056970072" calcext:value-type="float">
            <text:p>3059,056970072</text:p>
          </table:table-cell>
        </table:table-row>
        <table:table-row table:style-name="ro1">
          <table:table-cell office:value-type="float" office:value="0.106605049898479" calcext:value-type="float">
            <text:p>0,106605049898479</text:p>
          </table:table-cell>
          <table:table-cell office:value-type="float" office:value="3159.67145778063" calcext:value-type="float">
            <text:p>3159,67145778063</text:p>
          </table:table-cell>
        </table:table-row>
        <table:table-row table:style-name="ro1">
          <table:table-cell office:value-type="float" office:value="0.103249721500099" calcext:value-type="float">
            <text:p>0,103249721500099</text:p>
          </table:table-cell>
          <table:table-cell office:value-type="float" office:value="3263.53407093209" calcext:value-type="float">
            <text:p>3263,53407093209</text:p>
          </table:table-cell>
        </table:table-row>
        <table:table-row table:style-name="ro1">
          <table:table-cell office:value-type="float" office:value="0.101611870123573" calcext:value-type="float">
            <text:p>0,101611870123573</text:p>
          </table:table-cell>
          <table:table-cell office:value-type="float" office:value="3370.87395112359" calcext:value-type="float">
            <text:p>3370,8739511235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481.74431380098" calcext:value-type="float">
            <text:p>3481,74431380098</text:p>
          </table:table-cell>
        </table:table-row>
        <table:table-row table:style-name="ro1">
          <table:table-cell office:value-type="float" office:value="0.0984136989885013" calcext:value-type="float">
            <text:p>0,098413698988501</text:p>
          </table:table-cell>
          <table:table-cell office:value-type="float" office:value="3596.26127896141" calcext:value-type="float">
            <text:p>3596,26127896141</text:p>
          </table:table-cell>
        </table:table-row>
        <table:table-row table:style-name="ro1">
          <table:table-cell office:value-type="float" office:value="0.0968525614859935" calcext:value-type="float">
            <text:p>0,096852561485994</text:p>
          </table:table-cell>
          <table:table-cell office:value-type="float" office:value="3674.6679283589" calcext:value-type="float">
            <text:p>3674,6679283589</text:p>
          </table:table-cell>
        </table:table-row>
        <table:table-row table:style-name="ro1">
          <table:table-cell office:value-type="float" office:value="0.0953161883234787" calcext:value-type="float">
            <text:p>0,095316188323479</text:p>
          </table:table-cell>
          <table:table-cell office:value-type="float" office:value="3754.7840204784" calcext:value-type="float">
            <text:p>3754,7840204784</text:p>
          </table:table-cell>
        </table:table-row>
        <table:table-row table:style-name="ro1">
          <table:table-cell office:value-type="float" office:value="0.0923161699021026" calcext:value-type="float">
            <text:p>0,092316169902103</text:p>
          </table:table-cell>
          <table:table-cell office:value-type="float" office:value="3878.20877694348" calcext:value-type="float">
            <text:p>3878,20877694348</text:p>
          </table:table-cell>
        </table:table-row>
        <table:table-row table:style-name="ro1">
          <table:table-cell office:value-type="float" office:value="0.0894105752159481" calcext:value-type="float">
            <text:p>0,089410575215948</text:p>
          </table:table-cell>
          <table:table-cell office:value-type="float" office:value="4005.69066969799" calcext:value-type="float">
            <text:p>4005,69066969799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08:55:11.32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3T23:18:25.112000000</meta:creation-date>
    <dc:date>2020-01-20T08:56:30.439000000</dc:date>
    <meta:editing-duration>P3DT4H57M25S</meta:editing-duration>
    <meta:editing-cycles>4</meta:editing-cycles>
    <meta:generator>LibreOffice/6.3.3.2$Windows_x86 LibreOffice_project/a64200df03143b798afd1ec74a12ab50359878ed</meta:generator>
    <meta:document-statistic meta:table-count="2" meta:cell-count="258" meta:object-count="1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>
      <style:chart-properties chart:solid-type="cuboid" chart:symbol-type="named-symbol" chart:symbol-name="diamond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58cm" svg:height="12.473cm" xlink:href=".." xlink:type="simple" chart:class="chart:scatter" chart:style-name="ch1">
        <chart:title svg:x="8.228cm" svg:y="0.385cm" chart:style-name="ch2">
          <text:p>Stężenie CO dla MQ-7</text:p>
        </chart:title>
        <chart:legend chart:legend-position="end" svg:x="17.247cm" svg:y="5.682cm" style:legend-expansion="high" chart:style-name="ch3"/>
        <chart:plot-area chart:style-name="ch4" table:cell-range-address="Arkusz1.A2:Arkusz1.B129 Arkusz1.B1:Arkusz1.B1" chart:data-source-has-labels="row" svg:x="1.426cm" svg:y="1.439cm" svg:width="15.396cm" svg:height="9.814cm">
          <chartooo:coordinate-region svg:x="2.439cm" svg:y="1.641cm" svg:width="14.138cm" svg:height="8.959cm"/>
          <chart:axis chart:dimension="x" chart:name="primary-x" chart:style-name="ch5">
            <chart:title svg:x="8.559cm" svg:y="11.502cm" chart:style-name="ch6">
              <text:p>RS/RO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6.742cm" chart:style-name="ch9">
              <text:p>PPM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Arkusz1.B2:Arkusz1.B129" chart:label-cell-address="Arkusz1.B1:Arkusz1.B1" chart:class="chart:scatter">
            <chart:domain table:cell-range-address="Arkusz1.A2:Arkusz1.A129"/>
            <chart:regression-curve chart:style-name="ch11">
              <chart:equation chart:display-equation="true" chart:display-r-square="true"/>
            </chart:regression-curve>
            <chart:data-point chart:repeated="127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PM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992652605949">
                <text:p>1.53992652605949</text:p>
                <draw:g>
                  <svg:desc>Arkusz1.A2:Arkusz1.A129</svg:desc>
                </draw:g>
              </table:table-cell>
              <table:table-cell office:value-type="float" office:value="52.4506623140631">
                <text:p>52.4506623140631</text:p>
                <draw:g>
                  <svg:desc>Arkusz1.B2:Arkusz1.B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145828549089">
                <text:p>1.49145828549089</text:p>
              </table:table-cell>
              <table:table-cell office:value-type="float" office:value="54.7626808631737">
                <text:p>54.7626808631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451555299301">
                <text:p>1.44451555299301</text:p>
              </table:table-cell>
              <table:table-cell office:value-type="float" office:value="57.1766128969878">
                <text:p>57.1766128969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905031413729">
                <text:p>1.39905031413729</text:p>
              </table:table-cell>
              <table:table-cell office:value-type="float" office:value="59.6969507489983">
                <text:p>59.6969507489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685716485276">
                <text:p>1.37685716485276</text:p>
              </table:table-cell>
              <table:table-cell office:value-type="float" office:value="61.6604245175945">
                <text:p>61.6604245175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352143216332">
                <text:p>1.33352143216332</text:p>
              </table:table-cell>
              <table:table-cell office:value-type="float" office:value="65.0770315113815">
                <text:p>65.0770315113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1236776819636">
                <text:p>1.31236776819636</text:p>
              </table:table-cell>
              <table:table-cell office:value-type="float" office:value="67.2174598365728">
                <text:p>67.2174598365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106179961474">
                <text:p>1.27106179961474</text:p>
              </table:table-cell>
              <table:table-cell office:value-type="float" office:value="70.1803969494676">
                <text:p>70.1803969494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3105591099685">
                <text:p>1.23105591099685</text:p>
              </table:table-cell>
              <table:table-cell office:value-type="float" office:value="73.2739399548838">
                <text:p>73.2739399548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1152765862859">
                <text:p>1.21152765862859</text:p>
              </table:table-cell>
              <table:table-cell office:value-type="float" office:value="75.6839702364643">
                <text:p>75.6839702364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7339557049307">
                <text:p>1.17339557049307</text:p>
              </table:table-cell>
              <table:table-cell office:value-type="float" office:value="78.171803236658">
                <text:p>78.171803236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478198468946">
                <text:p>1.15478198468946</text:p>
              </table:table-cell>
              <table:table-cell office:value-type="float" office:value="80.7429276102361">
                <text:p>80.7429276102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843593175053">
                <text:p>1.11843593175053</text:p>
              </table:table-cell>
              <table:table-cell office:value-type="float" office:value="84.3020656288671">
                <text:p>84.3020656288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0069417125221">
                <text:p>1.10069417125221</text:p>
              </table:table-cell>
              <table:table-cell office:value-type="float" office:value="87.0748185488064">
                <text:p>87.0748185488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8323384848013">
                <text:p>1.08323384848013</text:p>
              </table:table-cell>
              <table:table-cell office:value-type="float" office:value="89.9387692193308">
                <text:p>89.9387692193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913972913631">
                <text:p>1.04913972913631</text:p>
              </table:table-cell>
              <table:table-cell office:value-type="float" office:value="92.8951764659587">
                <text:p>92.8951764659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611870123573">
                <text:p>1.01611870123573</text:p>
              </table:table-cell>
              <table:table-cell office:value-type="float" office:value="98.0425025196758">
                <text:p>98.0425025196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4136989885013">
                <text:p>0.984136989885013</text:p>
              </table:table-cell>
              <table:table-cell office:value-type="float" office:value="102.364203608395">
                <text:p>102.364203608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3161883234787">
                <text:p>0.953161883234787</text:p>
              </table:table-cell>
              <table:table-cell office:value-type="float" office:value="106.876404733529">
                <text:p>106.87640473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8041866639814">
                <text:p>0.938041866639814</text:p>
              </table:table-cell>
              <table:table-cell office:value-type="float" office:value="110.391643192834">
                <text:p>110.391643192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3161699021026">
                <text:p>0.923161699021026</text:p>
              </table:table-cell>
              <table:table-cell office:value-type="float" office:value="114.022500262783">
                <text:p>114.022500262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4105752159481">
                <text:p>0.894105752159481</text:p>
              </table:table-cell>
              <table:table-cell office:value-type="float" office:value="117.770571856174">
                <text:p>117.770571856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9922543569106">
                <text:p>0.879922543569106</text:p>
              </table:table-cell>
              <table:table-cell office:value-type="float" office:value="122.964187882684">
                <text:p>122.96418788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227522539387">
                <text:p>0.852227522539387</text:p>
              </table:table-cell>
              <table:table-cell office:value-type="float" office:value="127.006184668804">
                <text:p>127.006184668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8708628729074">
                <text:p>0.838708628729074</text:p>
              </table:table-cell>
              <table:table-cell office:value-type="float" office:value="132.607086029522">
                <text:p>132.607086029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2310790328159">
                <text:p>0.812310790328159</text:p>
              </table:table-cell>
              <table:table-cell office:value-type="float" office:value="136.966057733214">
                <text:p>136.966057733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674380765994">
                <text:p>0.78674380765994</text:p>
              </table:table-cell>
              <table:table-cell office:value-type="float" office:value="143.003504203987">
                <text:p>143.0035042039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1981530051089">
                <text:p>0.761981530051089</text:p>
              </table:table-cell>
              <table:table-cell office:value-type="float" office:value="147.704220033117">
                <text:p>147.704220033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49894209332455">
                <text:p>0.749894209332455</text:p>
              </table:table-cell>
              <table:table-cell office:value-type="float" office:value="152.562313418245">
                <text:p>152.562313418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6291750173621">
                <text:p>0.726291750173621</text:p>
              </table:table-cell>
              <table:table-cell office:value-type="float" office:value="157.57724004963">
                <text:p>157.57724004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03432163904605">
                <text:p>0.703432163904605</text:p>
              </table:table-cell>
              <table:table-cell office:value-type="float" office:value="164.523224825397">
                <text:p>164.5232248253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81292069057961">
                <text:p>0.681292069057961</text:p>
              </table:table-cell>
              <table:table-cell office:value-type="float" office:value="171.775387729998">
                <text:p>171.77538772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9848820083559">
                <text:p>0.659848820083559</text:p>
              </table:table-cell>
              <table:table-cell office:value-type="float" office:value="177.421873728032">
                <text:p>177.421873728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9381631576211">
                <text:p>0.649381631576211</text:p>
              </table:table-cell>
              <table:table-cell office:value-type="float" office:value="183.257401182439">
                <text:p>183.257401182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9080484186031">
                <text:p>0.639080484186031</text:p>
              </table:table-cell>
              <table:table-cell office:value-type="float" office:value="189.28486314839">
                <text:p>189.28486314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896581889126">
                <text:p>0.61896581889126</text:p>
              </table:table-cell>
              <table:table-cell office:value-type="float" office:value="197.628515932877">
                <text:p>197.6285159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9484250318941">
                <text:p>0.599484250318941</text:p>
              </table:table-cell>
              <table:table-cell office:value-type="float" office:value="206.339955874933">
                <text:p>206.339955874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9974625592356">
                <text:p>0.589974625592356</text:p>
              </table:table-cell>
              <table:table-cell office:value-type="float" office:value="213.126618940475">
                <text:p>213.12661894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1405537003596">
                <text:p>0.571405537003596</text:p>
              </table:table-cell>
              <table:table-cell office:value-type="float" office:value="220.132375036029">
                <text:p>220.132375036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62341325190349">
                <text:p>0.562341325190349</text:p>
              </table:table-cell>
              <table:table-cell office:value-type="float" office:value="227.372680253951">
                <text:p>227.372680253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641977741133">
                <text:p>0.544641977741133</text:p>
              </table:table-cell>
              <table:table-cell office:value-type="float" office:value="234.846723377097">
                <text:p>234.846723377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36002316539179">
                <text:p>0.536002316539179</text:p>
              </table:table-cell>
              <table:table-cell office:value-type="float" office:value="242.570993632215">
                <text:p>242.570993632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7499706370261">
                <text:p>0.527499706370261</text:p>
              </table:table-cell>
              <table:table-cell office:value-type="float" office:value="250.549320448634">
                <text:p>250.549320448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10896977450693">
                <text:p>0.510896977450693</text:p>
              </table:table-cell>
              <table:table-cell office:value-type="float" office:value="258.785210633051">
                <text:p>258.785210633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4816809215514">
                <text:p>0.494816809215514</text:p>
              </table:table-cell>
              <table:table-cell office:value-type="float" office:value="270.19242992871">
                <text:p>270.19242992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6967525165863">
                <text:p>0.486967525165863</text:p>
              </table:table-cell>
              <table:table-cell office:value-type="float" office:value="279.079244782436">
                <text:p>279.079244782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9242754388487">
                <text:p>0.479242754388487</text:p>
              </table:table-cell>
              <table:table-cell office:value-type="float" office:value="288.258353088887">
                <text:p>288.258353088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4158883361278">
                <text:p>0.464158883361278</text:p>
              </table:table-cell>
              <table:table-cell office:value-type="float" office:value="297.733789448203">
                <text:p>297.733789448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6795926299557">
                <text:p>0.456795926299557</text:p>
              </table:table-cell>
              <table:table-cell office:value-type="float" office:value="307.526458558964">
                <text:p>307.5264585589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9549767900182">
                <text:p>0.449549767900182</text:p>
              </table:table-cell>
              <table:table-cell office:value-type="float" office:value="317.641215291994">
                <text:p>317.641215291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2418555384791">
                <text:p>0.442418555384791</text:p>
              </table:table-cell>
              <table:table-cell office:value-type="float" office:value="328.088653330717">
                <text:p>328.088653330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8493703379499">
                <text:p>0.428493703379499</text:p>
              </table:table-cell>
              <table:table-cell office:value-type="float" office:value="338.873364758976">
                <text:p>338.873364758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500712752924">
                <text:p>0.41500712752924</text:p>
              </table:table-cell>
              <table:table-cell office:value-type="float" office:value="350.012584029583">
                <text:p>350.0125840295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8423865267452">
                <text:p>0.408423865267452</text:p>
              </table:table-cell>
              <table:table-cell office:value-type="float" office:value="365.447942262508">
                <text:p>365.447942262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556897523163">
                <text:p>0.39556897523163</text:p>
              </table:table-cell>
              <table:table-cell office:value-type="float" office:value="381.55684125383">
                <text:p>381.55684125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3118684955728">
                <text:p>0.383118684955728</text:p>
              </table:table-cell>
              <table:table-cell office:value-type="float" office:value="398.375818471633">
                <text:p>398.3758184716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1060259911077">
                <text:p>0.371060259911077</text:p>
              </table:table-cell>
              <table:table-cell office:value-type="float" office:value="415.936174074169">
                <text:p>415.9361740741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9381366380463">
                <text:p>0.359381366380463</text:p>
              </table:table-cell>
              <table:table-cell office:value-type="float" office:value="434.270587926704">
                <text:p>434.2705879267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3680496130431">
                <text:p>0.353680496130431</text:p>
              </table:table-cell>
              <table:table-cell office:value-type="float" office:value="453.421676774712">
                <text:p>453.421676774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2548619978693">
                <text:p>0.342548619978693</text:p>
              </table:table-cell>
              <table:table-cell office:value-type="float" office:value="473.408446836734">
                <text:p>473.408446836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7114767755096">
                <text:p>0.337114767755096</text:p>
              </table:table-cell>
              <table:table-cell office:value-type="float" office:value="488.979176254793">
                <text:p>488.9791762547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1767112784286">
                <text:p>0.331767112784286</text:p>
              </table:table-cell>
              <table:table-cell office:value-type="float" office:value="505.062037672672">
                <text:p>505.0620376726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6504287718369">
                <text:p>0.326504287718369</text:p>
              </table:table-cell>
              <table:table-cell office:value-type="float" office:value="521.67387546408">
                <text:p>521.67387546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538.821991223117">
                <text:p>538.821991223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6274691517241">
                <text:p>0.306274691517241</text:p>
              </table:table-cell>
              <table:table-cell office:value-type="float" office:value="562.573196325489">
                <text:p>562.5731963254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1416252987739">
                <text:p>0.301416252987739</text:p>
              </table:table-cell>
              <table:table-cell office:value-type="float" office:value="581.076615680102">
                <text:p>581.076615680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1929361753727">
                <text:p>0.291929361753727</text:p>
              </table:table-cell>
              <table:table-cell office:value-type="float" office:value="600.177378703146">
                <text:p>600.177378703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7298483335366">
                <text:p>0.287298483335366</text:p>
              </table:table-cell>
              <table:table-cell office:value-type="float" office:value="619.917625479624">
                <text:p>619.917625479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2741064588197">
                <text:p>0.282741064588197</text:p>
              </table:table-cell>
              <table:table-cell office:value-type="float" office:value="640.307142549558">
                <text:p>640.3071425495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8255940220712">
                <text:p>0.278255940220712</text:p>
              </table:table-cell>
              <table:table-cell office:value-type="float" office:value="661.367284859456">
                <text:p>661.367284859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3841963426436">
                <text:p>0.273841963426436</text:p>
              </table:table-cell>
              <table:table-cell office:value-type="float" office:value="675.786591134644">
                <text:p>675.786591134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69498005590695">
                <text:p>0.269498005590695</text:p>
              </table:table-cell>
              <table:table-cell office:value-type="float" office:value="690.520270978374">
                <text:p>690.5202709783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5222956002041">
                <text:p>0.265222956002041</text:p>
              </table:table-cell>
              <table:table-cell office:value-type="float" office:value="713.231957617959">
                <text:p>713.231957617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1015721568254">
                <text:p>0.261015721568254</text:p>
              </table:table-cell>
              <table:table-cell office:value-type="float" office:value="736.690647251799">
                <text:p>736.690647251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6875226536846">
                <text:p>0.256875226536846</text:p>
              </table:table-cell>
              <table:table-cell office:value-type="float" office:value="760.92090932215">
                <text:p>760.920909322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2800412220002">
                <text:p>0.252800412220002</text:p>
              </table:table-cell>
              <table:table-cell office:value-type="float" office:value="785.948121377123">
                <text:p>785.948121377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8790236723884">
                <text:p>0.248790236723884</text:p>
              </table:table-cell>
              <table:table-cell office:value-type="float" office:value="811.798495649838">
                <text:p>811.798495649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4843674682223">
                <text:p>0.244843674682223</text:p>
              </table:table-cell>
              <table:table-cell office:value-type="float" office:value="829.497543380934">
                <text:p>829.4975433809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0959716994148">
                <text:p>0.240959716994148</text:p>
              </table:table-cell>
              <table:table-cell office:value-type="float" office:value="847.582470480205">
                <text:p>847.582470480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7137370566166">
                <text:p>0.237137370566166</text:p>
              </table:table-cell>
              <table:table-cell office:value-type="float" office:value="884.960381048995">
                <text:p>884.960381048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9673617633864">
                <text:p>0.229673617633864</text:p>
              </table:table-cell>
              <table:table-cell office:value-type="float" office:value="914.050208564107">
                <text:p>914.050208564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9673617633864">
                <text:p>0.229673617633864</text:p>
              </table:table-cell>
              <table:table-cell office:value-type="float" office:value="944.131640021905">
                <text:p>944.131640021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2444781735943">
                <text:p>0.222444781735943</text:p>
              </table:table-cell>
              <table:table-cell office:value-type="float" office:value="975.166505703962">
                <text:p>975.166505703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891613791324">
                <text:p>0.21891613791324</text:p>
              </table:table-cell>
              <table:table-cell office:value-type="float" office:value="1018.17080051817">
                <text:p>1018.170800518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5443469003188">
                <text:p>0.215443469003188</text:p>
              </table:table-cell>
              <table:table-cell office:value-type="float" office:value="1051.65913842631">
                <text:p>1051.659138426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0866251828387">
                <text:p>0.20866251828387</text:p>
              </table:table-cell>
              <table:table-cell office:value-type="float" office:value="1074.56755602964">
                <text:p>1074.567556029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05352502645715">
                <text:p>0.205352502645715</text:p>
              </table:table-cell>
              <table:table-cell office:value-type="float" office:value="1109.9108220152">
                <text:p>1109.9108220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2094993819108">
                <text:p>0.202094993819108</text:p>
              </table:table-cell>
              <table:table-cell office:value-type="float" office:value="1146.41655232747">
                <text:p>1146.41655232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5734178148766">
                <text:p>0.195734178148766</text:p>
              </table:table-cell>
              <table:table-cell office:value-type="float" office:value="1184.10079275431">
                <text:p>1184.10079275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2629244900944">
                <text:p>0.192629244900944</text:p>
              </table:table-cell>
              <table:table-cell office:value-type="float" office:value="1223.04668223068">
                <text:p>1223.04668223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6566357857691">
                <text:p>0.186566357857691</text:p>
              </table:table-cell>
              <table:table-cell office:value-type="float" office:value="1263.24985718734">
                <text:p>1263.249857187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3606853835878">
                <text:p>0.183606853835878</text:p>
              </table:table-cell>
              <table:table-cell office:value-type="float" office:value="1304.79901383018">
                <text:p>1304.79901383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0694296456299">
                <text:p>0.180694296456299</text:p>
              </table:table-cell>
              <table:table-cell office:value-type="float" office:value="1347.71475081175">
                <text:p>1347.71475081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7827941003892">
                <text:p>0.177827941003892</text:p>
              </table:table-cell>
              <table:table-cell office:value-type="float" office:value="1392.0420158993">
                <text:p>1392.0420158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500705457702">
                <text:p>0.17500705457702</text:p>
              </table:table-cell>
              <table:table-cell office:value-type="float" office:value="1437.82723522305">
                <text:p>1437.827235223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9498815139035">
                <text:p>0.169498815139035</text:p>
              </table:table-cell>
              <table:table-cell office:value-type="float" office:value="1485.09053329249">
                <text:p>1485.090533292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6810053720006">
                <text:p>0.166810053720006</text:p>
              </table:table-cell>
              <table:table-cell office:value-type="float" office:value="1533.93618235036">
                <text:p>1533.936182350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4163944150564">
                <text:p>0.164163944150564</text:p>
              </table:table-cell>
              <table:table-cell office:value-type="float" office:value="1584.38839840088">
                <text:p>1584.388398400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1559809843987">
                <text:p>0.161559809843987</text:p>
              </table:table-cell>
              <table:table-cell office:value-type="float" office:value="1636.5000225374">
                <text:p>1636.50002253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8996984946257">
                <text:p>0.158996984946257</text:p>
              </table:table-cell>
              <table:table-cell office:value-type="float" office:value="1672.17943333459">
                <text:p>1672.179433334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6474814165802">
                <text:p>0.156474814165802</text:p>
              </table:table-cell>
              <table:table-cell office:value-type="float" office:value="1727.17856499113">
                <text:p>1727.178564991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3992652605949">
                <text:p>0.153992652605949</text:p>
              </table:table-cell>
              <table:table-cell office:value-type="float" office:value="1783.98665591525">
                <text:p>1783.986655915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1549865600027">
                <text:p>0.151549865600027</text:p>
              </table:table-cell>
              <table:table-cell office:value-type="float" office:value="1822.88160970475">
                <text:p>1822.881609704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9145828549089">
                <text:p>0.149145828549089</text:p>
              </table:table-cell>
              <table:table-cell office:value-type="float" office:value="1882.83743959229">
                <text:p>1882.837439592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4451555299301">
                <text:p>0.144451555299301</text:p>
              </table:table-cell>
              <table:table-cell office:value-type="float" office:value="1944.72881634727">
                <text:p>1944.728816347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2160118816463">
                <text:p>0.142160118816463</text:p>
              </table:table-cell>
              <table:table-cell office:value-type="float" office:value="2008.69228466554">
                <text:p>2008.69228466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39905031413729">
                <text:p>0.139905031413729</text:p>
              </table:table-cell>
              <table:table-cell office:value-type="float" office:value="2052.48633061893">
                <text:p>2052.486330618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7685716485276">
                <text:p>0.137685716485276</text:p>
              </table:table-cell>
              <table:table-cell office:value-type="float" office:value="2119.99401769522">
                <text:p>2119.99401769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3352143216332">
                <text:p>0.133352143216332</text:p>
              </table:table-cell>
              <table:table-cell office:value-type="float" office:value="2189.68104733911">
                <text:p>2189.681047339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1236776819636">
                <text:p>0.131236776819636</text:p>
              </table:table-cell>
              <table:table-cell office:value-type="float" office:value="2286.24475082774">
                <text:p>2286.244750827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9154966501488">
                <text:p>0.129154966501488</text:p>
              </table:table-cell>
              <table:table-cell office:value-type="float" office:value="2361.44091311944">
                <text:p>2361.44091311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7106179961474">
                <text:p>0.127106179961474</text:p>
              </table:table-cell>
              <table:table-cell office:value-type="float" office:value="2439.11032890744">
                <text:p>2439.110328907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3105591099685">
                <text:p>0.123105591099685</text:p>
              </table:table-cell>
              <table:table-cell office:value-type="float" office:value="2519.28713713262">
                <text:p>2519.28713713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1152765862859">
                <text:p>0.121152765862859</text:p>
              </table:table-cell>
              <table:table-cell office:value-type="float" office:value="2602.14822379214">
                <text:p>2602.148223792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9230918312518">
                <text:p>0.119230918312518</text:p>
              </table:table-cell>
              <table:table-cell office:value-type="float" office:value="2687.73466858222">
                <text:p>2687.73466858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478198468946">
                <text:p>0.115478198468946</text:p>
              </table:table-cell>
              <table:table-cell office:value-type="float" office:value="2776.08409030747">
                <text:p>2776.084090307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3646366638572">
                <text:p>0.113646366638572</text:p>
              </table:table-cell>
              <table:table-cell office:value-type="float" office:value="2898.50783840619">
                <text:p>2898.507838406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0069417125221">
                <text:p>0.110069417125221</text:p>
              </table:table-cell>
              <table:table-cell office:value-type="float" office:value="2993.78565521703">
                <text:p>2993.785655217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8323384848013">
                <text:p>0.108323384848013</text:p>
              </table:table-cell>
              <table:table-cell office:value-type="float" office:value="3059.056970072">
                <text:p>3059.0569700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6605049898479">
                <text:p>0.106605049898479</text:p>
              </table:table-cell>
              <table:table-cell office:value-type="float" office:value="3159.67145778063">
                <text:p>3159.671457780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3249721500099">
                <text:p>0.103249721500099</text:p>
              </table:table-cell>
              <table:table-cell office:value-type="float" office:value="3263.53407093209">
                <text:p>3263.534070932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1611870123573">
                <text:p>0.101611870123573</text:p>
              </table:table-cell>
              <table:table-cell office:value-type="float" office:value="3370.87395112359">
                <text:p>3370.87395112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">
                <text:p>0.1</text:p>
              </table:table-cell>
              <table:table-cell office:value-type="float" office:value="3481.74431380098">
                <text:p>3481.744313800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84136989885013">
                <text:p>0.0984136989885013</text:p>
              </table:table-cell>
              <table:table-cell office:value-type="float" office:value="3596.26127896141">
                <text:p>3596.26127896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68525614859935">
                <text:p>0.0968525614859935</text:p>
              </table:table-cell>
              <table:table-cell office:value-type="float" office:value="3674.6679283589">
                <text:p>3674.6679283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53161883234787">
                <text:p>0.0953161883234787</text:p>
              </table:table-cell>
              <table:table-cell office:value-type="float" office:value="3754.7840204784">
                <text:p>3754.78402047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23161699021026">
                <text:p>0.0923161699021026</text:p>
              </table:table-cell>
              <table:table-cell office:value-type="float" office:value="3878.20877694348">
                <text:p>3878.208776943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94105752159481">
                <text:p>0.0894105752159481</text:p>
              </table:table-cell>
              <table:table-cell office:value-type="float" office:value="4005.69066969799">
                <text:p>4005.690669697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